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language="ru" fo:country="RU" officeooo:paragraph-rsid="000567ca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0cm" style:auto-text-indent="false" style:text-autospace="none"/>
      <style:text-properties style:font-name="Liberation Serif" fo:font-size="14pt" fo:language="ru" fo:country="RU" officeooo:rsid="008cffe4" officeooo:paragraph-rsid="008cffe4" style:font-size-asian="14pt" style:font-size-complex="14pt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0" fo:widows="0" fo:text-indent="0cm" style:auto-text-indent="false" style:text-autospace="none"/>
      <style:text-properties fo:font-variant="normal" fo:text-transform="none" fo:color="#000000" fo:letter-spacing="normal" fo:font-style="normal" fo:font-weight="normal" officeooo:rsid="008d0ff8" officeooo:paragraph-rsid="008d0ff8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2pt" fo:language="ru" fo:country="RU" officeooo:rsid="000ba844" officeooo:paragraph-rsid="001766fd" style:font-name-asian="DejaVu Sans" style:font-size-asian="12pt" style:font-name-complex="Lohit Hindi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4pt" fo:language="ru" fo:country="RU" officeooo:rsid="001766fd" officeooo:paragraph-rsid="001766fd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4pt" fo:language="ru" fo:country="RU" officeooo:rsid="008cffe4" officeooo:paragraph-rsid="008cffe4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paragraph-rsid="001766fd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1766fd" officeooo:paragraph-rsid="001766fd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89ae4c" officeooo:paragraph-rsid="0089ae4c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89ae4c" officeooo:paragraph-rsid="0087d5b6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fo:break-before="page" style:text-autospace="none"/>
      <style:text-properties fo:language="ru" fo:country="RU" officeooo:rsid="0089ae4c" officeooo:paragraph-rsid="0089ae4c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8a8078" officeooo:paragraph-rsid="008a8078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8dc436" officeooo:paragraph-rsid="008dc436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font-variant="normal" fo:text-transform="none" fo:color="#000000" fo:letter-spacing="normal" fo:font-style="normal" fo:font-weight="normal" officeooo:rsid="008d0ff8" officeooo:paragraph-rsid="008d0ff8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font-variant="normal" fo:text-transform="none" fo:color="#000000" fo:letter-spacing="normal" fo:font-style="normal" fo:font-weight="normal" officeooo:rsid="008dc436" officeooo:paragraph-rsid="008dc436"/>
    </style:style>
    <style:style style:name="P17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 style:text-autospace="none"/>
      <style:text-properties fo:font-size="8pt" fo:language="ru" fo:country="RU" officeooo:paragraph-rsid="000567ca" style:font-size-asian="8pt" style:font-size-complex="8pt"/>
    </style:style>
    <style:style style:name="P18" style:family="paragraph" style:parent-style-name="Standard">
      <style:paragraph-properties fo:text-align="center" style:justify-single-word="false" fo:orphans="0" fo:widows="0" style:text-autospace="none"/>
      <style:text-properties fo:language="ru" fo:country="RU" officeooo:paragraph-rsid="000567ca"/>
    </style:style>
    <style:style style:name="P19" style:family="paragraph" style:parent-style-name="Standard">
      <style:paragraph-properties fo:orphans="0" fo:widows="0" style:text-autospace="none"/>
      <style:text-properties fo:language="ru" fo:country="RU" officeooo:paragraph-rsid="000567ca"/>
    </style:style>
    <style:style style:name="P20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21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7296" style:font-size-asian="14pt" style:font-size-complex="14pt"/>
    </style:style>
    <style:style style:name="P22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67ca" style:font-size-asian="14pt" style:font-size-complex="14pt"/>
    </style:style>
    <style:style style:name="P23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 style:font-size-complex="14pt"/>
    </style:style>
    <style:style style:name="P24" style:family="paragraph" style:parent-style-name="Standard">
      <style:paragraph-properties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25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8c1170" officeooo:paragraph-rsid="008c1170" style:font-size-asian="14pt" style:font-size-complex="14pt"/>
    </style:style>
    <style:style style:name="P26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/>
    </style:style>
    <style:style style:name="P27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/>
    </style:style>
    <style:style style:name="P28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fo:font-weight="bold" officeooo:paragraph-rsid="000567ca" style:font-size-asian="14pt" style:font-weight-asian="bold"/>
    </style:style>
    <style:style style:name="P29" style:family="paragraph" style:parent-style-name="Standard">
      <style:paragraph-properties fo:text-align="center" style:justify-single-word="false" fo:orphans="0" fo:widows="0" style:text-autospace="none"/>
      <style:text-properties fo:font-size="8pt" fo:language="ru" fo:country="RU" officeooo:paragraph-rsid="000567ca" style:font-size-asian="8pt" style:font-size-complex="8pt"/>
    </style:style>
    <style:style style:name="P30" style:family="paragraph" style:parent-style-name="Standard">
      <style:paragraph-properties fo:text-align="center" style:justify-single-word="false" fo:orphans="0" fo:widows="0" style:text-autospace="none"/>
      <style:text-properties fo:font-size="16pt" fo:language="ru" fo:country="RU" fo:font-weight="bold" officeooo:paragraph-rsid="000567ca" style:font-size-asian="16pt" style:font-weight-asian="bold" style:font-size-complex="16pt"/>
    </style:style>
    <style:style style:name="P31" style:family="paragraph" style:parent-style-name="Standard">
      <style:paragraph-properties fo:margin-top="0cm" fo:margin-bottom="0cm" loext:contextual-spacing="false" fo:text-align="center" style:justify-single-word="false" fo:orphans="0" fo:widows="0" style:text-autospace="none"/>
      <style:text-properties fo:language="ru" fo:country="RU" officeooo:paragraph-rsid="000567ca"/>
    </style:style>
    <style:style style:name="P32" style:family="paragraph" style:parent-style-name="Text_20_body">
      <style:text-properties style:font-name="Liberation Serif" fo:font-size="14pt" fo:language="ru" fo:country="RU" style:font-size-asian="14pt" style:font-size-complex="14pt"/>
    </style:style>
    <style:style style:name="P33" style:family="paragraph" style:parent-style-name="Text_20_body">
      <style:text-properties officeooo:paragraph-rsid="008cffe4"/>
    </style:style>
    <style:style style:name="P34" style:family="paragraph" style:parent-style-name="Text_20_body" style:master-page-name="">
      <style:paragraph-properties style:page-number="auto" fo:break-before="auto" fo:break-after="auto"/>
      <style:text-properties fo:language="ru" fo:country="RU" officeooo:rsid="005e1fe7" officeooo:paragraph-rsid="005e1fe7"/>
    </style:style>
    <style:style style:name="P35" style:family="paragraph" style:parent-style-name="Heading_20_1">
      <style:text-properties fo:font-size="14pt" fo:language="ru" fo:country="RU" style:font-size-asian="14pt" style:font-size-complex="14pt"/>
    </style:style>
    <style:style style:name="P36" style:family="paragraph" style:parent-style-name="Heading_20_1">
      <style:text-properties style:font-name="Liberation Serif" fo:font-size="14pt" fo:language="ru" fo:country="RU" style:font-size-asian="14pt" style:font-size-complex="14pt"/>
    </style:style>
    <style:style style:name="P37" style:family="paragraph" style:parent-style-name="Heading_20_1">
      <style:text-properties fo:language="ru" fo:country="RU"/>
    </style:style>
    <style:style style:name="P38" style:family="paragraph" style:parent-style-name="Heading_20_1" style:list-style-name="">
      <style:paragraph-properties>
        <style:tab-stops>
          <style:tab-stop style:position="2cm"/>
        </style:tab-stops>
      </style:paragraph-properties>
      <style:text-properties fo:language="ru" fo:country="RU"/>
    </style:style>
    <style:style style:name="P39" style:family="paragraph" style:parent-style-name="Heading_20_1">
      <style:paragraph-properties fo:break-before="page"/>
      <style:text-properties style:font-name="Liberation Serif" fo:font-size="14pt" officeooo:rsid="007f969b" officeooo:paragraph-rsid="005e1fe7" style:font-size-asian="14pt" style:font-size-complex="14pt"/>
    </style:style>
    <style:style style:name="P40" style:family="paragraph" style:parent-style-name="Text_20_body" style:master-page-name="First_20_Page">
      <style:paragraph-properties fo:margin-top="0cm" fo:margin-bottom="0cm" loext:contextual-spacing="false" style:page-number="auto"/>
      <style:text-properties fo:language="ru" fo:country="RU" officeooo:paragraph-rsid="000567ca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7406a" style:font-size-asian="14pt" style:font-size-complex="14pt"/>
    </style:style>
    <style:style style:name="T4" style:family="text">
      <style:text-properties fo:font-size="14pt" officeooo:rsid="00303146" style:font-size-asian="14pt" style:font-size-complex="14pt"/>
    </style:style>
    <style:style style:name="T5" style:family="text">
      <style:text-properties fo:font-size="14pt" officeooo:rsid="00312da8" style:font-size-asian="14pt" style:font-size-complex="14pt"/>
    </style:style>
    <style:style style:name="T6" style:family="text">
      <style:text-properties fo:font-size="14pt" officeooo:rsid="0032de9c" style:font-size-asian="14pt" style:font-size-complex="14pt"/>
    </style:style>
    <style:style style:name="T7" style:family="text">
      <style:text-properties fo:font-size="14pt" officeooo:rsid="005d8686" style:font-size-asian="14pt" style:font-size-complex="14pt"/>
    </style:style>
    <style:style style:name="T8" style:family="text">
      <style:text-properties officeooo:rsid="00057296"/>
    </style:style>
    <style:style style:name="T9" style:family="text">
      <style:text-properties style:font-name="Liberation Serif" fo:font-size="14pt" fo:language="ru" fo:country="RU" style:font-size-asian="14pt" style:font-size-complex="14pt"/>
    </style:style>
    <style:style style:name="T10" style:family="text">
      <style:text-properties style:font-name="Liberation Serif" fo:font-size="14pt" fo:language="ru" fo:country="RU" officeooo:rsid="008cffe4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20">Федеральное государственное автономное</text:p>
      <text:p text:style-name="P20">образовательное учреждение</text:p>
      <text:p text:style-name="P20">высшего профессионального образования</text:p>
      <text:p text:style-name="P20">«СИБИРСКИЙ ФЕДЕРАЛЬНЫЙ УНИВЕРСИТЕТ»</text:p>
      <text:p text:style-name="P17"/>
      <text:p text:style-name="P21">Институт космических и информационных технологий</text:p>
      <text:p text:style-name="P18"/>
      <text:p text:style-name="P22">Кафедра вычислительной техники</text:p>
      <text:p text:style-name="P18"/>
      <text:p text:style-name="P29"/>
      <text:p text:style-name="P20"/>
      <text:p text:style-name="P20"/>
      <text:p text:style-name="P20"/>
      <text:p text:style-name="P20"/>
      <text:p text:style-name="P20"/>
      <text:p text:style-name="P29"/>
      <text:p text:style-name="P28"><text:tab/><text:tab/><text:tab/><text:tab/></text:p>
      <text:p text:style-name="P30">ОТЧЕТ ПО ЛАБОРАТОРНОЙ РАБОТЕ <text:span text:style-name="T8">№4</text:span></text:p>
      <text:p text:style-name="P30"/>
      <text:p text:style-name="P25">Очереди сообщений</text:p>
      <text:p text:style-name="P26"/>
      <text:p text:style-name="P26"/>
      <text:p text:style-name="P27"/>
      <text:p text:style-name="P27"/>
      <text:p text:style-name="P23"/>
      <text:p text:style-name="P23"/>
      <text:p text:style-name="P23"/>
      <text:p text:style-name="P23"/>
      <text:p text:style-name="P23"/>
      <text:p text:style-name="P24"/>
      <text:p text:style-name="P24"/>
      <text:p text:style-name="P24"/>
      <text:p text:style-name="P2"><text:span text:style-name="T1"><text:s text:c="2"/>Преподаватель</text:span><text:span text:style-name="T2"> <text:s text:c="42"/>_________ <text:s text:c="18"/><text:tab/> <text:s text:c="2"/></text:span><text:span text:style-name="T7">Шаров</text:span><text:span text:style-name="T6"> </text:span><text:span text:style-name="T7">В</text:span><text:span text:style-name="T6">.В.</text:span></text:p>
      <text:p text:style-name="P19"><text:span text:style-name="T2"><text:s text:c="70"/></text:span>подпись, дата <text:s text:c="16"/></text:p>
      <text:p text:style-name="P19"/>
      <text:p text:style-name="P2"><text:span text:style-name="T2"><text:s text:c="2"/>Студент </text:span></text:p>
      <text:p text:style-name="P19"><text:s text:c="18"/></text:p>
      <text:p text:style-name="P19"/>
      <text:p text:style-name="P19"/>
      <text:p text:style-name="P26"/>
      <text:p text:style-name="P26"/>
      <text:p text:style-name="P26"/>
      <text:p text:style-name="P26"/>
      <text:p text:style-name="P26"/>
      <text:p text:style-name="P26"/>
      <text:p text:style-name="P31"><text:span text:style-name="T2">Красноярск 20</text:span><text:span text:style-name="T3">1</text:span><text:span text:style-name="T7">7</text:span></text:p>
      <text:h text:style-name="P35" text:outline-level="1"><text:soft-page-break/>Задание</text:h>
      <text:p text:style-name="P8"/>
      <text:p text:style-name="P7">1. Разработать алгоритм решения задания a) Лабораторной работы № 3 «Организация взаимодействия процессов с помощью каналов», с учетом</text:p>
      <text:p text:style-name="P3">разделения вычислений между несколькими процессами. Для обмена информацией между процессами использовать очередь сообщений.</text:p>
      <text:p text:style-name="P3"><text:tab/>2. Разработать алгоритм решения задания б) Лабораторной работы № 3</text:p>
      <text:p text:style-name="P3">«Организация взаимодействия процессов с помощью каналов», с учетом разделения вычислений между несколькими приложениями. Для обмена информацией между приложениями использовать очередь сообщений. </text:p>
      <text:p text:style-name="P7">3. Протестировать работу приложений на нескольких примерах.</text:p>
      <text:p text:style-name="P7">4. Посмотреть в динамике работу очередей сообщений для созданного</text:p>
      <text:p text:style-name="P7">приложения, используя команду ipcs.</text:p>
      <text:p text:style-name="P6"/>
      <text:h text:style-name="P36" text:outline-level="1">Цель работы </text:h>
      <text:p text:style-name="P32"><text:tab/></text:p>
      <text:p text:style-name="P33"><text:span text:style-name="T9"><text:tab/></text:span><text:span text:style-name="T10">Изучить механизм коммуникации процессов - сообщения. Научиться использовать очереди сообщений для организации взаимодействия процессов и их синхронизации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/>
      <text:h text:style-name="P38" text:outline-level="1"/>
      <text:h text:style-name="P39" text:outline-level="1" text:is-list-header="true"/>
      <text:p text:style-name="P34"/>
      <text:h text:style-name="P37" text:outline-level="1">Код программы </text:h>
      <text:p text:style-name="P10">1.сpp</text:p>
      <text:p text:style-name="P15">#include &lt;stdio.h&gt;</text:p>
      <text:p text:style-name="P15">#include &lt;unistd.h&gt;</text:p>
      <text:p text:style-name="P15">#include &lt;sys/ipc.h&gt;</text:p>
      <text:p text:style-name="P15">#include &lt;sys/msg.h&gt;</text:p>
      <text:p text:style-name="P15">#include &lt;iostream&gt;</text:p>
      <text:p text:style-name="P15">using namespace std;</text:p>
      <text:p text:style-name="P15">int <text:s/>msgid;</text:p>
      <text:p text:style-name="P15">int <text:s/>* A;</text:p>
      <text:p text:style-name="P15">int <text:s/>step;</text:p>
      <text:p text:style-name="P15">struct mymsg{ </text:p>
      <text:p text:style-name="P15"><text:s text:c="2"/>int mtype; <text:s/></text:p>
      <text:p text:style-name="P15"><text:s text:c="2"/>int mdata; </text:p>
      <text:p text:style-name="P15">} m ;</text:p>
      <text:p text:style-name="P15">int summa(int p,int whatsCount) {</text:p>
      <text:p text:style-name="P15"><text:tab/>int i,sum = 0 ;</text:p>
      <text:p text:style-name="P15"><text:tab/>int begin = step*p ;</text:p>
      <text:p text:style-name="P15"><text:tab/>int end <text:s text:c="2"/>= begin+step ;</text:p>
      <text:p text:style-name="P15"><text:tab/>for(i=begin ; i&lt;end ; i++){</text:p>
      <text:p text:style-name="P15"><text:tab/><text:tab/>A[i] = A[i] &gt; 0 ? 0 : 1;</text:p>
      <text:p text:style-name="P15"><text:tab/><text:tab/>fprintf(stdout,"\nA[%d]=%d\n",i,A[i]);</text:p>
      <text:p text:style-name="P15"><text:tab/><text:tab/>if(whatsCount &amp;&amp; A[i]) sum++;</text:p>
      <text:p text:style-name="P15"><text:tab/><text:tab/>else if(!whatsCount &amp;&amp; !A[i]) sum++;}</text:p>
      <text:p text:style-name="P15"><text:tab/>m.mtype = 1;</text:p>
      <text:p text:style-name="P15"><text:tab/>m.mdata = sum;</text:p>
      <text:p text:style-name="P15"><text:tab/>msgsnd(msgid, &amp;m, 2, 0) ;</text:p>
      <text:p text:style-name="P15"><text:tab/>return sum ;}</text:p>
      <text:p text:style-name="P15">int <text:s/>main() {</text:p>
      <text:p text:style-name="P15"><text:tab/>int n;</text:p>
      <text:p text:style-name="P15"><text:tab/>cout &lt;&lt; "Enter n: "; cin &gt;&gt; n;</text:p>
      <text:p text:style-name="P15"><text:tab/>A = new int[n];</text:p>
      <text:p text:style-name="P15"><text:tab/>for(int i=0;i&lt;n;++i){ cout &lt;&lt;"A["&lt;&lt; i &lt;&lt; "]=";cin &gt;&gt;A[i];}</text:p>
      <text:p text:style-name="P15"><text:tab/>int k;</text:p>
      <text:p text:style-name="P15"><text:tab/>cout &lt;&lt; "Enter k:"; cin &gt;&gt; k;</text:p>
      <text:p text:style-name="P15"><text:tab/>int whatsCount;</text:p>
      <text:p text:style-name="P15"><text:tab/>cout &lt;&lt; "Count zeros or ones? (0/1):"; cin &gt;&gt; whatsCount;</text:p>
      <text:p text:style-name="P15"><text:tab/>msgid = msgget(IPC_PRIVATE, IPC_CREAT|0666) ;</text:p>
      <text:p text:style-name="P4"><text:tab/>if (msgid &lt; 0 ) </text:p>
      <text:p text:style-name="P4"><text:tab/>{ fprintf(stdout,"\nОшибка создании очереди") ; return 0 ; }</text:p>
      <text:p text:style-name="P15"><text:tab/>step = n/k;</text:p>
      <text:p text:style-name="P15"><text:tab/>for (int <text:s/>i=0 ; i&lt;k ; i++) </text:p>
      <text:p text:style-name="P15"><text:tab/><text:tab/>if <text:s/>( fork() == 0 ) { summa(i,whatsCount) ; return 1 ; } </text:p>
      <text:p text:style-name="P15"><text:tab/>int rez = 0;</text:p>
      <text:p text:style-name="P15"><text:tab/>for(int i=0 ; i&lt;k ; i++)</text:p>
      <text:p text:style-name="P15"><text:tab/>{</text:p>
      <text:p text:style-name="P15"><text:tab/><text:tab/>msgrcv(msgid, &amp;m, 2, 0, 0) ;</text:p>
      <text:p text:style-name="P15"><text:tab/><text:tab/>rez+= m.mdata ;</text:p>
      <text:p text:style-name="P15"><text:tab/>}</text:p>
      <text:p text:style-name="P15"><text:tab/>sleep(2);</text:p>
      <text:p text:style-name="P15"><text:tab/>fprintf(stdout,"\nЧисло вхождений = <text:s/>%d\n",rez) ;</text:p>
      <text:p text:style-name="P15"><text:tab/>return 1;</text:p>
      <text:p text:style-name="P15">}</text:p>
      <text:p text:style-name="P11"/>
      <text:p text:style-name="P12">2-1.cpp</text:p>
      <text:p text:style-name="P16">#include &lt;stdio.h&gt;</text:p>
      <text:p text:style-name="P16">#include &lt;unistd.h&gt;</text:p>
      <text:p text:style-name="P16">#include &lt;sys/ipc.h&gt;</text:p>
      <text:p text:style-name="P16">#include &lt;sys/msg.h&gt;</text:p>
      <text:p text:style-name="P16">#include &lt;iostream&gt;</text:p>
      <text:p text:style-name="P16">using namespace std;</text:p>
      <text:p text:style-name="P16">int <text:s/>msgid;</text:p>
      <text:p text:style-name="P16">struct mymsg{ //структура для сообщений</text:p>
      <text:p text:style-name="P16"><text:s text:c="2"/>int mtype; <text:s/>//тип сообщения(может требоваться тип long, а не int)</text:p>
      <text:p text:style-name="P16"><text:s text:c="2"/>int mdata; //данные сообщения} m ;</text:p>
      <text:p text:style-name="P16">int <text:s/>main() {</text:p>
      <text:p text:style-name="P16"><text:s text:c="4"/>int n;</text:p>
      <text:p text:style-name="P16"><text:s text:c="4"/>cout &lt;&lt; "Enter n: "; cin &gt;&gt; n;</text:p>
      <text:p text:style-name="P16"><text:s text:c="4"/>key_t ipckey;ipckey=ftok("/tmp",41);</text:p>
      <text:p text:style-name="P16"><text:s text:c="4"/>msgid = msgget(ipckey, IPC_CREAT|0666) ;</text:p>
      <text:p text:style-name="P16"><text:s text:c="4"/>m.mtype =1;</text:p>
      <text:p text:style-name="P16"><text:s text:c="4"/>m.mdata = n;</text:p>
      <text:p text:style-name="P16"><text:s text:c="4"/>msgsnd(msgid, &amp;m, 2, 0) ;</text:p>
      <text:p text:style-name="P16"><text:s text:c="3"/>m.mdata =0;</text:p>
      <text:p text:style-name="P16"><text:s text:c="4"/>return 1;}</text:p>
      <text:p text:style-name="P10">2-2.cpp</text:p>
      <text:p text:style-name="P14">#include &lt;stdio.h&gt;</text:p>
      <text:p text:style-name="P14">#include &lt;unistd.h&gt;</text:p>
      <text:p text:style-name="P14">#include &lt;sys/ipc.h&gt;</text:p>
      <text:p text:style-name="P14">#include &lt;sys/msg.h&gt;</text:p>
      <text:p text:style-name="P14">#include &lt;iostream&gt;</text:p>
      <text:p text:style-name="P14">using namespace std;</text:p>
      <text:p text:style-name="P14">int msgid;</text:p>
      <text:p text:style-name="P14">struct mymsg{ </text:p>
      <text:p text:style-name="P14"><text:s text:c="2"/>int mtype,mdata; } m ;</text:p>
      <text:p text:style-name="P14">int <text:s/>main() {</text:p>
      <text:p text:style-name="P14"><text:s text:c="4"/>key_t ipckey;</text:p>
      <text:p text:style-name="P14"><text:s text:c="4"/>ipckey=ftok("/tmp",41);</text:p>
      <text:p text:style-name="P14"><text:s text:c="4"/>msgid =msgget(ipckey,0);</text:p>
      <text:p text:style-name="P14"><text:s text:c="4"/>m.mtype =1;</text:p>
      <text:p text:style-name="P14"><text:s text:c="4"/>msgrcv(msgid, &amp;m, 2, 0, 0) ;</text:p>
      <text:p text:style-name="P14"><text:s text:c="5"/>cout &lt;&lt; m.mdata;</text:p>
      <text:p text:style-name="P14"><text:s text:c="4"/>m.mdata=m.mdata*2 ;</text:p>
      <text:p text:style-name="P14"><text:s text:c="4"/>msgsnd(msgid, &amp;m, 2, 0) ;</text:p>
      <text:p text:style-name="P14"><text:s text:c="4"/>return 1;}</text:p>
      <text:p text:style-name="P13">2-3.cpp</text:p>
      <text:p text:style-name="P16">#include &lt;stdio.h&gt;</text:p>
      <text:p text:style-name="P16">#include &lt;unistd.h&gt;</text:p>
      <text:p text:style-name="P16">#include &lt;sys/ipc.h&gt;</text:p>
      <text:p text:style-name="P16">#include &lt;sys/msg.h&gt;</text:p>
      <text:p text:style-name="P16">#include &lt;iostream&gt;</text:p>
      <text:p text:style-name="P16">using namespace std;</text:p>
      <text:p text:style-name="P16">int <text:s/>msgid;</text:p>
      <text:p text:style-name="P16">struct mymsg{ </text:p>
      <text:p text:style-name="P16">int mtype; <text:s/></text:p>
      <text:p text:style-name="P16">int mdata;</text:p>
      <text:p text:style-name="P16">} m ;</text:p>
      <text:p text:style-name="P16">int main() {</text:p>
      <text:p text:style-name="P16">key_t ipckey;</text:p>
      <text:p text:style-name="P16">ipckey=ftok("/tmp",41);</text:p>
      <text:p text:style-name="P16">msgid =msgget(ipckey,0);</text:p>
      <text:p text:style-name="P16">msgrcv(msgid, &amp;m, 2, 0, 0) ;</text:p>
      <text:p text:style-name="P16">fprintf(stdout," yep : %d",m.mdata); return 1;}</text:p>
      <text:p text:style-name="P1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2cm"/>
        </style:tab-stops>
      </style:paragraph-properties>
      <style:text-properties style:font-name="Liberation Serif1" fo:font-family="'Liberation Serif'" style:font-style-name="Bold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Text_20_body" style:class="extra"/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ko </meta:initial-creator>
    <meta:creation-date>2015-09-09T16:45:34</meta:creation-date>
    <dc:date>2017-03-13T23:49:35.615000000</dc:date>
    <dc:creator>Семён Андреевич Муравьёв</dc:creator>
    <meta:editing-duration>P1DT7H15M13S</meta:editing-duration>
    <meta:editing-cycles>36</meta:editing-cycles>
    <meta:generator>LibreOffice/5.0.1.2$Windows_x86 LibreOffice_project/81898c9f5c0d43f3473ba111d7b351050be20261</meta:generator>
    <meta:document-statistic meta:table-count="0" meta:image-count="0" meta:object-count="0" meta:page-count="4" meta:paragraph-count="138" meta:word-count="516" meta:character-count="3740" meta:non-whitespace-character-count="3029"/>
  </office:meta>
</office:document-meta>
</file>